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37%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line-height="137%" fo:text-indent="0cm" style:auto-text-indent="false" fo:padding="0cm" fo:border="none"/>
      <style:text-properties fo:font-size="12pt"/>
    </style:style>
    <style:style style:name="P3" style:family="paragraph" style:parent-style-name="Text_20_body" style:list-style-name="L1">
      <style:paragraph-properties fo:margin-top="0cm" fo:margin-bottom="0cm" fo:line-height="137%" fo:padding="0cm" fo:border="none"/>
      <style:text-properties fo:font-size="12pt"/>
    </style:style>
    <style:style style:name="P4" style:family="paragraph" style:parent-style-name="Text_20_body" style:list-style-name="L2">
      <style:paragraph-properties fo:margin-top="0cm" fo:margin-bottom="0cm" fo:line-height="137%" fo:padding="0cm" fo:border="none"/>
      <style:text-properties fo:font-size="12pt"/>
    </style:style>
    <style:style style:name="P5" style:family="paragraph" style:parent-style-name="Text_20_body" style:list-style-name="L3">
      <style:paragraph-properties fo:margin-top="0cm" fo:margin-bottom="0cm" fo:line-height="137%" fo:padding="0cm" fo:border="none"/>
      <style:text-properties fo:font-size="12pt"/>
    </style:style>
    <style:style style:name="P6" style:family="paragraph" style:parent-style-name="Text_20_body" style:list-style-name="L4">
      <style:paragraph-properties fo:margin-top="0cm" fo:margin-bottom="0cm" fo:line-height="137%" fo:padding="0cm" fo:border="none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tel XYZ is located at 100 windsor road W3 0XB. It has 200 guest rooms, 3 meeting rooms, a pool, a restaurant OLALA that serves british cuisine can cater up to 100 guests. </text:p>
      <text:p text:style-name="P2"/>
      <text:p text:style-name="P2">Meeting rooms</text:p>
      <text:p text:style-name="P2">The Grand</text:p>
      <text:p text:style-name="P2">can host up to 200 guests. Perfect for weddings and any special event.</text:p>
      <text:p text:style-name="P2"/>
      <text:p text:style-name="P2">The Pelican</text:p>
      <text:p text:style-name="P2">can host up to 20 delegates. Suitable for corporate meeting event.</text:p>
      <text:p text:style-name="P2"/>
      <text:p text:style-name="P2">The Light House</text:p>
      <text:p text:style-name="P2">can host up to 10 delegates.</text:p>
      <text:p text:style-name="P2"/>
      <text:p text:style-name="P2">Hotel check in time is from 3pm and check out time is by midd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8-19T17:21:10.02</meta:creation-date>
    <dc:date>2023-08-26T16:44:54.06</dc:date>
    <meta:editing-duration>PT19M24S</meta:editing-duration>
    <meta:editing-cycles>2</meta:editing-cycles>
    <meta:generator>OpenOffice/4.1.9$Win32 OpenOffice.org_project/419m1$Build-9805</meta:generator>
    <meta:document-statistic meta:table-count="0" meta:image-count="0" meta:object-count="0" meta:page-count="1" meta:paragraph-count="9" meta:word-count="86" meta:character-count="449"/>
  </office:meta>
</office:document-meta>
</file>